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ing_20_1">
      <style:paragraph-properties fo:line-height="100%"/>
      <style:text-properties style:use-window-font-color="true" loext:opacity="0%" style:font-name="David CLM" officeooo:rsid="05226f8d" officeooo:paragraph-rsid="04af6545" style:font-name-complex="David CLM"/>
    </style:style>
    <style:style style:name="P2" style:family="paragraph" style:parent-style-name="Text_20_body">
      <style:paragraph-properties fo:line-height="100%"/>
      <style:text-properties style:use-window-font-color="true" loext:opacity="0%" style:font-name="David CLM" officeooo:rsid="04af6545" officeooo:paragraph-rsid="04af6545" style:font-name-complex="David CLM"/>
    </style:style>
    <style:style style:name="P3" style:family="paragraph" style:parent-style-name="Heading_20_2">
      <style:paragraph-properties fo:line-height="100%"/>
      <style:text-properties style:use-window-font-color="true" loext:opacity="0%" officeooo:paragraph-rsid="068ef1d8"/>
    </style:style>
    <style:style style:name="P4" style:family="paragraph" style:parent-style-name="Text_20_body">
      <style:paragraph-properties fo:line-height="100%" fo:text-align="end" style:justify-single-word="false" style:writing-mode="rl-tb"/>
      <style:text-properties style:use-window-font-color="true" loext:opacity="0%" officeooo:paragraph-rsid="068ef1d8"/>
    </style:style>
    <style:style style:name="P5" style:family="paragraph" style:parent-style-name="Text_20_body">
      <style:paragraph-properties fo:line-height="100%" fo:text-align="end" style:justify-single-word="false" style:writing-mode="rl-tb"/>
      <style:text-properties style:use-window-font-color="true" loext:opacity="0%" officeooo:paragraph-rsid="069057c8"/>
    </style:style>
    <style:style style:name="P6" style:family="paragraph" style:parent-style-name="Text_20_body">
      <style:paragraph-properties fo:line-height="100%" fo:text-align="end" style:justify-single-word="false" style:writing-mode="rl-tb"/>
      <style:text-properties style:use-window-font-color="true" loext:opacity="0%" officeooo:paragraph-rsid="06912ce2"/>
    </style:style>
    <style:style style:name="P7" style:family="paragraph" style:parent-style-name="Text_20_body">
      <style:paragraph-properties fo:text-align="end" style:justify-single-word="false" style:writing-mode="rl-tb"/>
      <style:text-properties style:use-window-font-color="true" loext:opacity="0%" officeooo:rsid="06a8d7e1" officeooo:paragraph-rsid="06a8d7e1"/>
    </style:style>
    <style:style style:name="P8" style:family="paragraph" style:parent-style-name="Text_20_body">
      <style:paragraph-properties fo:text-align="end" style:justify-single-word="false" style:writing-mode="rl-tb"/>
      <style:text-properties style:use-window-font-color="true" loext:opacity="0%" officeooo:paragraph-rsid="06882b8e"/>
    </style:style>
    <style:style style:name="P9"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style:font-name="Courier New" fo:font-size="12pt" officeooo:paragraph-rsid="06882b8e" style:font-size-asian="12pt" style:font-name-complex="David CLM" style:font-size-complex="12pt"/>
    </style:style>
    <style:style style:name="P10"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style:font-name="Courier New" fo:font-size="12pt" officeooo:rsid="04c84b90" officeooo:paragraph-rsid="06882b8e" style:font-size-asian="12pt" style:font-name-complex="David CLM" style:font-size-complex="12pt"/>
    </style:style>
    <style:style style:name="P11"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officeooo:paragraph-rsid="06882b8e"/>
    </style:style>
    <style:style style:name="P12"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65466c9" officeooo:paragraph-rsid="06882b8e" style:font-size-asian="12pt" style:font-name-complex="David CLM" style:font-size-complex="12pt"/>
    </style:style>
    <style:style style:name="P13"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5e45cd6" officeooo:paragraph-rsid="06882b8e" style:font-size-asian="12pt" style:font-name-complex="David CLM" style:font-size-complex="12pt"/>
    </style:style>
    <style:style style:name="P14"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5e69164" officeooo:paragraph-rsid="06882b8e" style:font-size-asian="12pt" style:font-name-complex="David CLM" style:font-size-complex="12pt"/>
    </style:style>
    <style:style style:name="P15"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font-style="italic" fo:font-weight="normal" officeooo:rsid="05e69164" officeooo:paragraph-rsid="06882b8e" style:font-size-asian="12pt" style:font-style-asian="italic" style:font-weight-asian="normal" style:font-name-complex="David CLM" style:font-size-complex="12pt"/>
    </style:style>
    <style:style style:name="P16"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65ef1a" officeooo:paragraph-rsid="06882b8e" style:font-size-asian="12pt" style:font-style-asian="italic" style:font-weight-asian="normal" style:font-name-complex="David CLM" style:font-size-complex="12pt" style:font-weight-complex="normal"/>
    </style:style>
    <style:style style:name="P17" style:family="paragraph" style:parent-style-name="Heading_20_2">
      <style:paragraph-properties fo:line-height="100%"/>
      <style:text-properties style:use-window-font-color="true" loext:opacity="0%" officeooo:paragraph-rsid="06970d02"/>
    </style:style>
    <style:style style:name="P18" style:family="paragraph" style:parent-style-name="Text_20_body">
      <style:text-properties style:use-window-font-color="true" loext:opacity="0%" officeooo:rsid="0611694f" officeooo:paragraph-rsid="06970d02"/>
    </style:style>
    <style:style style:name="P19" style:family="paragraph" style:parent-style-name="Text_20_body">
      <style:text-properties style:use-window-font-color="true" loext:opacity="0%" officeooo:paragraph-rsid="06970d02"/>
    </style:style>
    <style:style style:name="P20" style:family="paragraph" style:parent-style-name="Text_20_body">
      <style:paragraph-properties fo:text-align="start" style:justify-single-word="false" style:writing-mode="lr-tb"/>
      <style:text-properties style:use-window-font-color="true" loext:opacity="0%" officeooo:paragraph-rsid="06970d02"/>
    </style:style>
    <style:style style:name="P21" style:family="paragraph" style:parent-style-name="Text_20_body">
      <style:paragraph-properties fo:text-align="end" style:justify-single-word="false" style:writing-mode="rl-tb"/>
      <style:text-properties style:use-window-font-color="true" loext:opacity="0%" officeooo:rsid="0611694f" officeooo:paragraph-rsid="06970d02"/>
    </style:style>
    <style:style style:name="P22" style:family="paragraph" style:parent-style-name="Text_20_body">
      <style:paragraph-properties fo:text-align="start" style:justify-single-word="false" style:writing-mode="lr-tb"/>
      <style:text-properties style:use-window-font-color="true" loext:opacity="0%" fo:font-weight="normal" officeooo:rsid="061aaed5" officeooo:paragraph-rsid="06970d02" style:font-weight-asian="normal" style:font-weight-complex="normal"/>
    </style:style>
    <style:style style:name="P23" style:family="paragraph" style:parent-style-name="Text_20_body">
      <style:paragraph-properties fo:margin-top="0in" fo:margin-bottom="0in" style:contextual-spacing="false" style:line-height-at-least="0.139in" fo:text-align="start" style:justify-single-word="false" style:writing-mode="lr-tb"/>
      <style:text-properties style:use-window-font-color="true" loext:opacity="0%" style:font-name="David CLM" fo:font-size="12pt" fo:language="en" fo:country="US" fo:font-style="italic" fo:font-weight="normal" officeooo:rsid="061aaed5" officeooo:paragraph-rsid="06970d02" style:font-size-asian="12pt" style:font-style-asian="italic" style:font-weight-asian="normal" style:font-name-complex="David CLM" style:font-size-complex="12pt" style:font-weight-complex="normal"/>
    </style:style>
    <style:style style:name="P24"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015bd" officeooo:paragraph-rsid="06a015bd" style:font-size-asian="12pt" style:font-style-asian="italic" style:font-weight-asian="normal" style:font-name-complex="David CLM" style:font-size-complex="12pt" style:font-weight-complex="normal"/>
    </style:style>
    <style:style style:name="P25"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9ff596" officeooo:paragraph-rsid="069ff596" style:font-size-asian="12pt" style:font-style-asian="italic" style:font-weight-asian="normal" style:font-name-complex="David CLM" style:font-size-complex="12pt" style:font-weight-complex="normal"/>
    </style:style>
    <style:style style:name="P26"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4b794" officeooo:paragraph-rsid="06a5f140" style:font-size-asian="12pt" style:font-style-asian="italic" style:font-weight-asian="normal" style:font-name-complex="David CLM" style:font-size-complex="12pt" style:font-weight-complex="normal"/>
    </style:style>
    <style:style style:name="P27" style:family="paragraph" style:parent-style-name="Heading_20_2">
      <style:paragraph-properties fo:line-height="100%"/>
      <style:text-properties style:use-window-font-color="true" loext:opacity="0%" officeooo:paragraph-rsid="06a3274c"/>
    </style:style>
    <style:style style:name="P28"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3274c" officeooo:paragraph-rsid="06a3274c" style:font-size-asian="12pt" style:font-style-asian="italic" style:font-weight-asian="normal" style:font-name-complex="David CLM" style:font-size-complex="12pt" style:font-weight-complex="normal"/>
    </style:style>
    <style:style style:name="P29" style:family="paragraph" style:parent-style-name="Heading_20_2">
      <style:paragraph-properties fo:line-height="100%"/>
      <style:text-properties style:use-window-font-color="true" loext:opacity="0%" officeooo:paragraph-rsid="0644ac50"/>
    </style:style>
    <style:style style:name="P30" style:family="paragraph" style:parent-style-name="Text_20_body">
      <style:text-properties style:use-window-font-color="true" loext:opacity="0%" officeooo:paragraph-rsid="06a7bbc4"/>
    </style:style>
    <style:style style:name="P31" style:family="paragraph" style:parent-style-name="Text_20_body">
      <style:text-properties style:use-window-font-color="true" loext:opacity="0%" officeooo:paragraph-rsid="06a810f8"/>
    </style:style>
    <style:style style:name="P32" style:family="paragraph" style:parent-style-name="Text_20_body">
      <style:text-properties style:use-window-font-color="true" loext:opacity="0%" style:font-name="Monospace" officeooo:rsid="06bc667b" officeooo:paragraph-rsid="06a7bbc4" style:font-size-asian="10.5pt" style:font-name-complex="David CLM1" style:font-weight-complex="normal"/>
    </style:style>
    <style:style style:name="P33" style:family="paragraph" style:parent-style-name="Text_20_body">
      <style:paragraph-properties fo:text-align="end" style:justify-single-word="false" style:writing-mode="rl-tb"/>
      <style:text-properties style:use-window-font-color="true" loext:opacity="0%" style:font-name="David CLM" fo:font-size="12pt" fo:font-style="italic" fo:font-weight="normal" officeooo:rsid="06882b8e" officeooo:paragraph-rsid="0688ddd6" style:font-size-asian="12pt" style:font-style-asian="italic" style:font-weight-asian="normal" style:font-name-complex="David CLM" style:font-size-complex="12pt" style:font-weight-complex="normal"/>
    </style:style>
    <style:style style:name="T1" style:family="text">
      <style:text-properties officeooo:rsid="06298aed"/>
    </style:style>
    <style:style style:name="T2" style:family="text">
      <style:text-properties officeooo:rsid="0636ac3f"/>
    </style:style>
    <style:style style:name="T3" style:family="text">
      <style:text-properties style:font-name="David CLM" officeooo:rsid="06a663b7" style:font-name-complex="David CLM"/>
    </style:style>
    <style:style style:name="T4" style:family="text">
      <style:text-properties style:font-name="David CLM" officeooo:rsid="05735d0c" style:font-name-complex="David CLM"/>
    </style:style>
    <style:style style:name="T5" style:family="text">
      <style:text-properties style:font-name="David CLM" fo:font-size="12pt" fo:font-style="normal" fo:font-weight="normal" officeooo:rsid="068ef1d8" style:font-name-asian="Noto Sans CJK SC Regular" style:font-size-asian="12pt" style:font-style-asian="normal" style:font-weight-asian="normal" style:font-name-complex="David CLM" style:font-size-complex="16pt" style:font-style-complex="normal" style:font-weight-complex="normal"/>
    </style:style>
    <style:style style:name="T6" style:family="text">
      <style:text-properties style:font-name="David CLM" officeooo:rsid="06291857" style:font-name-complex="David CLM"/>
    </style:style>
    <style:style style:name="T7" style:family="text">
      <style:text-properties style:font-name="Monospace" officeooo:rsid="06a2217c" style:font-size-asian="10.5pt" style:font-name-complex="David CLM1" style:font-weight-complex="normal"/>
    </style:style>
    <style:style style:name="T8" style:family="text">
      <style:text-properties style:font-name="Monospace" officeooo:rsid="069057c8" style:font-size-asian="10.5pt" style:font-name-complex="David CLM1" style:font-weight-complex="normal"/>
    </style:style>
    <style:style style:name="T9" style:family="text">
      <style:text-properties style:font-name="Monospace" fo:font-weight="bold" officeooo:rsid="069057c8" style:font-size-asian="10.5pt" style:font-weight-asian="bold" style:font-name-complex="David CLM1" style:font-weight-complex="bold"/>
    </style:style>
    <style:style style:name="T10" style:family="text">
      <style:text-properties style:font-name="Monospace" fo:font-weight="normal" officeooo:rsid="069057c8" style:font-size-asian="10.5pt" style:font-weight-asian="normal" style:font-name-complex="David CLM1" style:font-weight-complex="normal"/>
    </style:style>
    <style:style style:name="T11" style:family="text">
      <style:text-properties officeooo:rsid="068ef1d8"/>
    </style:style>
    <style:style style:name="T12" style:family="text">
      <style:text-properties officeooo:rsid="069057c8"/>
    </style:style>
    <style:style style:name="T13" style:family="text">
      <style:text-properties style:font-name="Monospace" officeooo:rsid="0691da59" style:font-size-asian="10.5pt" style:font-name-complex="David CLM1" style:font-weight-complex="normal"/>
    </style:style>
    <style:style style:name="T14" style:family="text">
      <style:text-properties fo:language="en" fo:country="US" officeooo:rsid="06912ce2"/>
    </style:style>
    <style:style style:name="T15" style:family="text">
      <style:text-properties officeooo:rsid="06912ce2"/>
    </style:style>
    <style:style style:name="T16" style:family="text">
      <style:text-properties style:font-name="David CLM" fo:font-size="12pt" fo:font-style="normal" fo:font-weight="normal" officeooo:rsid="06882b8e" style:font-name-asian="Noto Sans CJK SC Regular" style:font-size-asian="12pt" style:font-style-asian="normal" style:font-weight-asian="normal" style:font-name-complex="David CLM" style:font-size-complex="16pt" style:font-style-complex="normal" style:font-weight-complex="normal"/>
    </style:style>
    <style:style style:name="T17" style:family="text">
      <style:text-properties style:font-name="David CLM" fo:font-size="12pt" fo:font-style="normal" fo:font-weight="normal" officeooo:rsid="064c8bb0" style:font-name-asian="Noto Sans CJK SC Regular" style:font-size-asian="12pt" style:font-style-asian="normal" style:font-weight-asian="normal" style:font-name-complex="David CLM" style:font-size-complex="16pt" style:font-style-complex="normal" style:font-weight-complex="normal"/>
    </style:style>
    <style:style style:name="T18" style:family="text">
      <style:text-properties officeooo:rsid="05e45cd6"/>
    </style:style>
    <style:style style:name="T19" style:family="text">
      <style:text-properties officeooo:rsid="06226adb"/>
    </style:style>
    <style:style style:name="T20" style:family="text">
      <style:text-properties officeooo:rsid="065799cb"/>
    </style:style>
    <style:style style:name="T21" style:family="text">
      <style:text-properties style:font-name="Monospace" officeooo:rsid="065799cb" style:font-size-asian="10.5pt" style:font-name-complex="David CLM1" style:font-weight-complex="normal"/>
    </style:style>
    <style:style style:name="T22" style:family="text">
      <style:text-properties fo:font-style="italic" fo:font-weight="normal" officeooo:rsid="04c84b90" style:font-style-asian="italic" style:font-weight-asian="normal"/>
    </style:style>
    <style:style style:name="T23" style:family="text">
      <style:text-properties style:text-position="sub 58%" fo:font-style="italic" fo:font-weight="normal" officeooo:rsid="04c84b90" style:font-style-asian="italic" style:font-weight-asian="normal"/>
    </style:style>
    <style:style style:name="T24" style:family="text">
      <style:text-properties fo:font-style="italic" fo:font-weight="normal" officeooo:rsid="05db2356" style:font-style-asian="italic" style:font-weight-asian="normal"/>
    </style:style>
    <style:style style:name="T25" style:family="text">
      <style:text-properties fo:font-style="italic" fo:font-weight="normal" style:font-style-asian="italic" style:font-weight-asian="normal"/>
    </style:style>
    <style:style style:name="T26" style:family="text">
      <style:text-properties style:text-position="sub 58%" fo:font-style="italic" fo:font-weight="normal" style:font-style-asian="italic" style:font-weight-asian="normal"/>
    </style:style>
    <style:style style:name="T27" style:family="text">
      <style:text-properties fo:font-style="italic" fo:font-weight="normal" officeooo:rsid="05e45cd6" style:font-style-asian="italic" style:font-weight-asian="normal"/>
    </style:style>
    <style:style style:name="T28" style:family="text">
      <style:text-properties fo:font-style="italic" fo:font-weight="normal" officeooo:rsid="065799cb" style:font-style-asian="italic" style:font-weight-asian="normal"/>
    </style:style>
    <style:style style:name="T29" style:family="text">
      <style:text-properties style:font-name="Courier New" fo:font-size="12pt" fo:font-style="italic" fo:font-weight="normal" officeooo:rsid="05e9227a" style:font-size-asian="12pt" style:font-style-asian="italic" style:font-weight-asian="normal" style:font-name-complex="David CLM" style:font-size-complex="12pt"/>
    </style:style>
    <style:style style:name="T30" style:family="text">
      <style:text-properties style:font-name="Courier New" fo:font-size="12pt" fo:font-style="italic" fo:font-weight="normal" officeooo:rsid="05e45cd6" style:font-size-asian="12pt" style:font-style-asian="italic" style:font-weight-asian="normal" style:font-name-complex="David CLM" style:font-size-complex="12pt"/>
    </style:style>
    <style:style style:name="T31" style:family="text">
      <style:text-properties style:font-name="Courier New" fo:font-size="12pt" fo:font-style="italic" fo:font-weight="normal" officeooo:rsid="04c84b90" style:font-size-asian="12pt" style:font-style-asian="italic" style:font-weight-asian="normal" style:font-name-complex="David CLM" style:font-size-complex="12pt"/>
    </style:style>
    <style:style style:name="T32" style:family="text">
      <style:text-properties style:text-position="sub 58%" style:font-name="Courier New" fo:font-size="12pt" fo:font-style="italic" fo:font-weight="normal" officeooo:rsid="04c84b90" style:font-size-asian="12pt" style:font-style-asian="italic" style:font-weight-asian="normal" style:font-name-complex="David CLM" style:font-size-complex="12pt"/>
    </style:style>
    <style:style style:name="T33" style:family="text">
      <style:text-properties style:font-name="Courier New" fo:font-size="12pt" fo:font-style="italic" fo:font-weight="normal" officeooo:rsid="05e5e974" style:font-family-asian="'David CLM'" style:font-size-asian="12pt" style:font-style-asian="italic" style:font-weight-asian="normal" style:font-family-complex="'David CLM'" style:font-size-complex="12pt"/>
    </style:style>
    <style:style style:name="T34" style:family="text">
      <style:text-properties style:text-outline="false" style:text-line-through-style="none" style:text-line-through-type="none" style:font-name="Courier New" fo:font-size="12pt" fo:language="en" fo:country="US" fo:font-style="italic" fo:text-shadow="none" style:text-underline-style="none" fo:font-weight="normal" officeooo:rsid="0652ea08" style:letter-kerning="true" style:font-name-asian="DejaVu Sans" style:font-size-asian="12pt" style:font-style-asian="italic" style:font-weight-asian="normal" style:font-name-complex="David CLM" style:font-size-complex="12pt" style:text-emphasize="none"/>
    </style:style>
    <style:style style:name="T35" style:family="text">
      <style:text-properties style:font-name="Courier New" fo:font-size="12pt" fo:font-style="italic" fo:font-weight="normal" officeooo:rsid="05e68b71" style:font-size-asian="12pt" style:font-style-asian="italic" style:font-weight-asian="normal" style:font-name-complex="David CLM" style:font-size-complex="12pt"/>
    </style:style>
    <style:style style:name="T36" style:family="text">
      <style:text-properties style:text-position="sub 58%" style:font-name="Courier New" fo:font-size="12pt" fo:font-style="italic" fo:font-weight="normal" officeooo:rsid="05e45cd6" style:font-size-asian="12pt" style:font-style-asian="italic" style:font-weight-asian="normal" style:font-name-complex="David CLM" style:font-size-complex="12pt"/>
    </style:style>
    <style:style style:name="T37" style:family="text">
      <style:text-properties style:font-name="Courier New" fo:font-size="12pt" fo:font-style="italic" fo:font-weight="normal" officeooo:rsid="05e5e974" style:font-size-asian="12pt" style:font-style-asian="italic" style:font-weight-asian="normal" style:font-name-complex="David CLM" style:font-size-complex="12pt"/>
    </style:style>
    <style:style style:name="T38" style:family="text">
      <style:text-properties style:text-outline="false" style:text-line-through-style="none" style:text-line-through-type="none" style:text-position="sub 58%" style:font-name="Courier New" fo:font-size="12pt" fo:language="en" fo:country="US" fo:font-style="italic" fo:text-shadow="none" style:text-underline-style="none" fo:font-weight="normal" officeooo:rsid="0652ea08" style:letter-kerning="true" style:font-name-asian="DejaVu Sans" style:font-size-asian="12pt" style:font-style-asian="italic" style:font-weight-asian="normal" style:font-name-complex="David CLM" style:font-size-complex="12pt" style:text-emphasize="none"/>
    </style:style>
    <style:style style:name="T39" style:family="text">
      <style:text-properties fo:language="en" fo:country="US" fo:font-style="italic" fo:font-weight="normal" style:font-style-asian="italic" style:font-weight-asian="normal"/>
    </style:style>
    <style:style style:name="T40" style:family="text">
      <style:text-properties style:text-position="0% 100%" fo:language="en" fo:country="US" fo:font-style="italic" fo:font-weight="normal" style:font-style-asian="italic" style:font-weight-asian="normal"/>
    </style:style>
    <style:style style:name="T41" style:family="text">
      <style:text-properties style:text-position="sub 58%" fo:language="en" fo:country="US" fo:font-style="italic" fo:font-weight="normal" style:font-style-asian="italic" style:font-weight-asian="normal"/>
    </style:style>
    <style:style style:name="T42" style:family="text">
      <style:text-properties fo:font-style="italic" fo:font-weight="normal" officeooo:rsid="05e69164" style:font-style-asian="italic" style:font-weight-asian="normal"/>
    </style:style>
    <style:style style:name="T43" style:family="text">
      <style:text-properties fo:font-style="italic" fo:font-weight="normal" officeooo:rsid="05e68b71" style:font-style-asian="italic" style:font-weight-asian="normal"/>
    </style:style>
    <style:style style:name="T44" style:family="text">
      <style:text-properties fo:font-style="italic" fo:font-weight="normal" officeooo:rsid="06968933" style:font-style-asian="italic" style:font-weight-asian="normal"/>
    </style:style>
    <style:style style:name="T45" style:family="text">
      <style:text-properties style:font-name="David CLM" fo:font-size="12pt" fo:font-style="normal" fo:font-weight="normal" officeooo:rsid="06982b33" style:font-name-asian="Noto Sans CJK SC Regular" style:font-size-asian="12pt" style:font-style-asian="normal" style:font-weight-asian="normal" style:font-name-complex="David CLM" style:font-size-complex="16pt" style:font-style-complex="normal" style:font-weight-complex="normal"/>
    </style:style>
    <style:style style:name="T46" style:family="text">
      <style:text-properties style:font-name="David CLM" officeooo:rsid="05db2356" style:font-name-complex="David CLM"/>
    </style:style>
    <style:style style:name="T47" style:family="text">
      <style:text-properties style:font-name="David CLM" fo:font-size="12pt" fo:font-style="normal" fo:font-weight="normal" officeooo:rsid="0644400b" style:font-name-asian="Noto Sans CJK SC Regular" style:font-size-asian="12pt" style:font-style-asian="normal" style:font-weight-asian="normal" style:font-name-complex="David CLM" style:font-size-complex="16pt" style:font-style-complex="normal" style:font-weight-complex="normal"/>
    </style:style>
    <style:style style:name="T48" style:family="text">
      <style:text-properties fo:font-weight="bold" style:font-weight-asian="bold" style:font-weight-complex="bold"/>
    </style:style>
    <style:style style:name="T49" style:family="text">
      <style:text-properties officeooo:rsid="069ff596"/>
    </style:style>
    <style:style style:name="T50" style:family="text">
      <style:text-properties officeooo:rsid="0611694f"/>
    </style:style>
    <style:style style:name="T51" style:family="text">
      <style:text-properties fo:language="en" fo:country="US" officeooo:rsid="06392272"/>
    </style:style>
    <style:style style:name="T52" style:family="text">
      <style:text-properties fo:language="en" fo:country="US" officeooo:rsid="063a152b"/>
    </style:style>
    <style:style style:name="T53" style:family="text">
      <style:text-properties style:font-name="Monospace" officeooo:rsid="06404770" style:font-size-asian="10.5pt" style:font-name-complex="David CLM1" style:font-weight-complex="normal"/>
    </style:style>
    <style:style style:name="T54" style:family="text">
      <style:text-properties officeooo:rsid="0611766a"/>
    </style:style>
    <style:style style:name="T55" style:family="text">
      <style:text-properties style:font-name="Monospace" officeooo:rsid="06421237" style:font-size-asian="10.5pt" style:font-name-complex="David CLM1" style:font-weight-complex="normal"/>
    </style:style>
    <style:style style:name="T56" style:family="text">
      <style:text-properties style:font-name="Monospace" officeooo:rsid="0643ecfa" style:font-size-asian="10.5pt" style:font-name-complex="David CLM1" style:font-weight-complex="normal"/>
    </style:style>
    <style:style style:name="T57" style:family="text">
      <style:text-properties officeooo:rsid="06234450"/>
    </style:style>
    <style:style style:name="T58" style:family="text">
      <style:text-properties style:font-name="Monospace" officeooo:rsid="0643ecfa" style:font-size-asian="10.5pt" style:font-name-complex="David CLM1"/>
    </style:style>
    <style:style style:name="T59" style:family="text">
      <style:text-properties officeooo:rsid="06a02d3b"/>
    </style:style>
    <style:style style:name="T60" style:family="text">
      <style:text-properties officeooo:rsid="06a015bd"/>
    </style:style>
    <style:style style:name="T61" style:family="text">
      <style:text-properties officeooo:rsid="06a5f140"/>
    </style:style>
    <style:style style:name="T62" style:family="text">
      <style:text-properties style:font-name="David CLM" fo:font-size="12pt" fo:font-style="normal" fo:font-weight="normal" officeooo:rsid="06a3274c" style:font-name-asian="Noto Sans CJK SC Regular" style:font-size-asian="12pt" style:font-style-asian="normal" style:font-weight-asian="normal" style:font-name-complex="David CLM" style:font-size-complex="16pt" style:font-style-complex="normal" style:font-weight-complex="normal"/>
    </style:style>
    <style:style style:name="T63" style:family="text">
      <style:text-properties style:font-name="David CLM" officeooo:rsid="06a810f8" style:font-name-complex="David CLM"/>
    </style:style>
    <style:style style:name="T64" style:family="text">
      <style:text-properties style:font-name="David CLM" fo:font-size="12pt" fo:font-style="normal" fo:font-weight="normal" officeooo:rsid="0644ac50" style:font-name-asian="Noto Sans CJK SC Regular" style:font-size-asian="12pt" style:font-style-asian="normal" style:font-weight-asian="normal" style:font-name-complex="David CLM" style:font-size-complex="16pt" style:font-style-complex="normal" style:font-weight-complex="normal"/>
    </style:style>
    <style:style style:name="T65" style:family="text">
      <style:text-properties style:font-name="David CLM" fo:font-size="12pt" fo:font-style="normal" fo:font-weight="normal" officeooo:rsid="06a810f8" style:font-name-asian="Noto Sans CJK SC Regular" style:font-size-asian="12pt" style:font-style-asian="normal" style:font-weight-asian="normal" style:font-name-complex="David CLM" style:font-size-complex="16pt" style:font-style-complex="normal" style:font-weight-complex="normal"/>
    </style:style>
    <style:style style:name="T66" style:family="text">
      <style:text-properties style:font-name="David CLM" fo:font-size="12pt" fo:font-style="normal" fo:font-weight="normal" officeooo:rsid="06a663b7" style:font-name-asian="Noto Sans CJK SC Regular" style:font-size-asian="12pt" style:font-style-asian="normal" style:font-weight-asian="normal" style:font-name-complex="David CLM" style:font-size-complex="16pt" style:font-style-complex="normal" style:font-weight-complex="normal"/>
    </style:style>
    <style:style style:name="T67" style:family="text">
      <style:text-properties style:font-name="Monospace" officeooo:rsid="068b4d1f" style:font-size-asian="10.5pt" style:font-name-complex="David CLM1" style:font-weight-complex="normal"/>
    </style:style>
    <style:style style:name="T68" style:family="text">
      <style:text-properties style:font-name="Monospace" fo:language="en" fo:country="US" officeooo:rsid="068b4d1f" style:font-size-asian="10.5pt" style:font-name-complex="David CLM1" style:font-weight-complex="normal"/>
    </style:style>
    <style:style style:name="T69" style:family="text">
      <style:text-properties style:font-name="Monospace" fo:language="en" fo:country="US" officeooo:rsid="06a7bbc4" style:font-size-asian="10.5pt" style:font-name-complex="David CLM1" style:font-weight-complex="normal"/>
    </style:style>
    <style:style style:name="T70" style:family="text">
      <style:text-properties style:text-position="sub 58%" style:font-name="Monospace" fo:language="en" fo:country="US" officeooo:rsid="068b4d1f" style:font-size-asian="10.5pt" style:font-name-complex="David CLM1" style:font-weight-complex="normal"/>
    </style:style>
    <style:style style:name="T71" style:family="text">
      <style:text-properties style:text-position="0% 100%" style:font-name="Monospace" fo:language="en" fo:country="US" officeooo:rsid="068b4d1f" style:font-size-asian="10.5pt" style:font-name-complex="David CLM1" style:font-weight-complex="normal"/>
    </style:style>
    <style:style style:name="T72" style:family="text">
      <style:text-properties officeooo:rsid="057ca7f2"/>
    </style:style>
    <style:style style:name="T73" style:family="text">
      <style:text-properties officeooo:rsid="0562c868"/>
    </style:style>
    <style:style style:name="T74" style:family="text">
      <style:text-properties officeooo:rsid="05e3dd26"/>
    </style:style>
    <style:style style:name="T75" style:family="text">
      <style:text-properties officeooo:rsid="06a7bbc4"/>
    </style:style>
    <style:style style:name="T76" style:family="text">
      <style:text-properties fo:font-family="'Times New Roman'" style:font-family-generic="roman" style:font-pitch="variable" fo:font-style="italic" officeooo:rsid="05e3dd26" style:font-style-asian="italic" style:font-style-complex="italic"/>
    </style:style>
    <style:style style:name="T77" style:family="text">
      <style:text-properties style:text-position="sub 58%" fo:font-family="'Times New Roman'" style:font-family-generic="roman" style:font-pitch="variable" fo:font-style="italic" officeooo:rsid="05e3dd26" style:font-style-asian="italic" style:font-style-complex="italic"/>
    </style:style>
    <style:style style:name="T78" style:family="text">
      <style:text-properties fo:font-style="italic" officeooo:rsid="05e3dd26" style:font-style-asian="italic" style:font-style-complex="italic"/>
    </style:style>
    <style:style style:name="T79" style:family="text">
      <style:text-properties fo:language="en" fo:country="US" officeooo:rsid="06159af2"/>
    </style:style>
    <style:style style:name="T80" style:family="text">
      <style:text-properties officeooo:rsid="05b6bed9"/>
    </style:style>
    <style:style style:name="T81" style:family="text">
      <style:text-properties style:font-name="Monospace" officeooo:rsid="06a810f8" style:font-size-asian="10.5pt" style:font-name-complex="David CLM1" style:font-weight-complex="normal"/>
    </style:style>
    <style:style style:name="T82" style:family="text">
      <style:text-properties style:font-name="David CLM" fo:font-size="12pt" fo:font-style="italic" fo:font-weight="normal" officeooo:rsid="06882b8e" style:font-size-asian="12pt" style:font-style-asian="italic" style:font-weight-asian="normal" style:font-name-complex="David CLM"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מטלה - חלוקה <text:span text:style-name="T1">הוגנת ו</text:span>יעילה</text:h>
      <text:p text:style-name="P2">יש לענות על שאלה אחת לבחירתכם. <text:span text:style-name="T2">שאלות המסומנות בכוכבית (*) מזכות בניקוד כפול.</text:span></text:p>
      <text:p text:style-name="P3"><text:span text:style-name="T3">* </text:span><text:span text:style-name="T4">שאלה </text:span><text:span text:style-name="T5">1</text:span><text:span text:style-name="T6">: </text:span><text:span text:style-name="T5">אסטרטגיה בבעיות חלוקת משאבים</text:span></text:p>
      <text:p text:style-name="P4"><text:span text:style-name="T7">הגדרה</text:span><text:span text:style-name="T8">: </text:span><text:span text:style-name="T9">התחכמות</text:span><text:span text:style-name="T10"> (מניפולציה) </text:span><text:span text:style-name="T8">היא דיווח (ע"י שחקן כלשהו) על ערכים שונים מהערכים האמיתיים, על-מנת להשיג תוצאה טובה יותר. </text:span><text:span text:style-name="T9">התחכמות בטוחה</text:span><text:span text:style-name="T8"> היא התחכמות שאף פעם לא גורמת לשחקן להפסיד.</text:span></text:p>
      <text:p text:style-name="P4"><text:span text:style-name="T11">א. </text:span><text:span text:style-name="T12">הוכיחו, שבחלוקת משאבים יעילה-אוטיליטרית, קיימת התחכמות בטוחה.</text:span></text:p>
      <text:p text:style-name="P5"><text:span text:style-name="T12">ב. הוכיחו, שבחלוקת משאבים יעילה-אוטיליטרית, אם מנרמלים את הערכים של כל השחקנים כך שסכום הערכים של כל המשאבים </text:span><text:span text:style-name="T8">עבור </text:span><text:span text:style-name="T12">כל שחקן חייב להיות </text:span><text:span text:style-name="T8">בדיוק 100, אז לא קיימת התחכמות בטוחה.</text:span></text:p>
      <text:p text:style-name="P6"><text:span text:style-name="T13">ג</text:span><text:span text:style-name="T11">. </text:span><text:span text:style-name="T12">הוכיחו, שבחלוקת משאבים </text:span><text:span text:style-name="T14">לקסימין</text:span><text:span text:style-name="T15">-אגליטרית</text:span><text:span text:style-name="T12">, קיימת התחכמות בטוחה.</text:span></text:p>
      <text:p text:style-name="P6"><text:span text:style-name="T13">ד</text:span><text:span text:style-name="T12">. הוכיחו, שבחלוקת משאבים </text:span><text:span text:style-name="T15">לקסימין-אגליטרית</text:span><text:span text:style-name="T12">, אם מנרמלים את הערכים של כל השחקנים כך שסכום הערכים של כל המשאבים </text:span><text:span text:style-name="T8">עבור </text:span><text:span text:style-name="T12">כל שחקן חייב להיות </text:span><text:span text:style-name="T8">בדיוק 100, אז לא קיימת התחכמות בטוחה.</text:span></text:p>
      <text:p text:style-name="P3"><text:span text:style-name="T4">שאלה </text:span><text:span text:style-name="T16">2</text:span><text:span text:style-name="T6">: מיקסום סכום הערכים תחת אילוצי </text:span><text:span text:style-name="T17">הוגנות</text:span></text:p>
      <text:p text:style-name="P7">בשאלה זו נראה אלגוריתם נוסף למציאת חלוקה הוגנת ויעילה.</text:p>
      <text:p text:style-name="P8"><text:span text:style-name="T18">נתונה </text:span><text:span text:style-name="T19">בעיית אופטימיזציה </text:span><text:span text:style-name="T20">עבור חלוקת </text:span><text:span text:style-name="T21">עוגה</text:span><text:span text:style-name="T20"> בין שני שחקנים</text:span><text:span text:style-name="T18">:</text:span></text:p>
      <text:p text:style-name="P9"><text:span text:style-name="T22">Maximize <text:s text:c="2"/>V</text:span><text:span text:style-name="T23">1</text:span><text:span text:style-name="T22">(X</text:span><text:span text:style-name="T23">1</text:span><text:span text:style-name="T22">)</text:span><text:span text:style-name="T24"> <text:s/></text:span><text:span text:style-name="T22">+ </text:span><text:span text:style-name="T24"><text:s/></text:span><text:span text:style-name="T22">V</text:span><text:span text:style-name="T23">2</text:span><text:span text:style-name="T22">(X</text:span><text:span text:style-name="T23">2</text:span><text:span text:style-name="T22">)</text:span></text:p>
      <text:p text:style-name="P10"><text:span text:style-name="T25">such that <text:s/>(X</text:span><text:span text:style-name="T26">1</text:span><text:span text:style-name="T25">,X</text:span><text:span text:style-name="T26">2</text:span><text:span text:style-name="T25">) is a partition</text:span><text:span text:style-name="T27"> </text:span><text:span text:style-name="T28">of C</text:span></text:p>
      <text:p text:style-name="P11"><text:span text:style-name="T29"><text:s text:c="5"/></text:span><text:span text:style-name="T30">and <text:s/></text:span><text:span text:style-name="T29"><text:s/></text:span><text:span text:style-name="T31">V</text:span><text:span text:style-name="T32">1</text:span><text:span text:style-name="T31">(X</text:span><text:span text:style-name="T32">1</text:span><text:span text:style-name="T31">)</text:span><text:span text:style-name="T30"> </text:span><text:span text:style-name="T33">≥</text:span><text:span text:style-name="T30"> </text:span><text:span text:style-name="T31">V</text:span><text:span text:style-name="T32">1</text:span><text:span text:style-name="T31">(</text:span><text:span text:style-name="T34">C</text:span><text:span text:style-name="T31">)</text:span><text:span text:style-name="T35">/2</text:span><text:span text:style-name="T30"> </text:span><text:span text:style-name="T29"><text:s/></text:span><text:span text:style-name="T30">and </text:span><text:span text:style-name="T29"><text:s/></text:span><text:span text:style-name="T31">V</text:span><text:span text:style-name="T36">2</text:span><text:span text:style-name="T31">(X</text:span><text:span text:style-name="T36">2</text:span><text:span text:style-name="T31">)</text:span><text:span text:style-name="T37"> </text:span><text:span text:style-name="T33">≥</text:span><text:span text:style-name="T30"> </text:span><text:span text:style-name="T31">V</text:span><text:span text:style-name="T38">2</text:span><text:span text:style-name="T31">(</text:span><text:span text:style-name="T34">C</text:span><text:span text:style-name="T31">)</text:span><text:span text:style-name="T35">/2</text:span></text:p>
      <text:p text:style-name="P12"><text:span text:style-name="T25">כאשר </text:span><text:span text:style-name="T39">C היא העוגה כולה ו </text:span><text:span text:style-name="T40">X</text:span><text:span text:style-name="T41">i</text:span><text:span text:style-name="T39"> הוא החלק שמקבל שחקן i.</text:span></text:p>
      <text:p text:style-name="P13"><text:span text:style-name="T25">א. הוכיחו </text:span><text:span text:style-name="T42">שהפתרון לבעיה הוא </text:span><text:span text:style-name="T25">תמיד </text:span><text:span text:style-name="T43">חלוקה פרופורציונלית.</text:span></text:p>
      <text:p text:style-name="P14"><text:span text:style-name="T43">ב</text:span><text:span text:style-name="T25">. הוכיחו שהפתרון לבעיה הוא תמיד חלוקה יעילה-פארטו </text:span><text:span text:style-name="T44">[רמז: הניחו בשלילה שיש שיפור פארטו והגיעו לסתירה]</text:span><text:span text:style-name="T25">.</text:span></text:p>
      <text:p text:style-name="P15">ג. הוכיחו שהפתרון לבעיה הוא תמיד חלוקה ללא-קנאה.</text:p>
      <text:p text:style-name="P16"/>
      <text:p text:style-name="P17"><text:span text:style-name="T4">שאלה </text:span><text:span text:style-name="T45">3</text:span><text:span text:style-name="T46">: חלוקה </text:span><text:span text:style-name="T47">אגליטרית</text:span><text:span text:style-name="T46"> עם פייתון</text:span></text:p>
      <text:p text:style-name="P18"><text:span text:style-name="T48">תזכורת</text:span>: בבעיית החלוקה שלמדנו בכיתה, יש n אנשים ו-m משאבים, וכל אדם מייחס ערך לכל משאב.</text:p>
      <text:p text:style-name="P18">ניתן לייצג כל בעיה כזאת כמטריצה עם n שורות ו-m עמודות, שבה הערך בשורה i ועמודה j הוא הערך שמייחס אדם i למשאב j.</text:p>
      <text:p text:style-name="P19"><text:span text:style-name="T49">א. </text:span><text:span text:style-name="T50">כיתבו פונקציה בפייתון, בעזרת cvxpy, המקבלת כקלט מטריצה </text:span><text:span text:style-name="T51">כזאת (כללית</text:span><text:span text:style-name="T52">)</text:span><text:span text:style-name="T50">, וכותבת למסך תיאור של חלוקה </text:span><text:span text:style-name="T53">אגליטרית</text:span><text:span text:style-name="T50">. לדוגמה, אם הקלט </text:span><text:span text:style-name="T54">הוא (כמו הדוגמה במצגת):</text:span></text:p>
      <text:p text:style-name="P20"><text:span text:style-name="T50">[[81, 19, </text:span><text:span text:style-name="T55">1</text:span><text:span text:style-name="T50">],<text:line-break/> [</text:span><text:span text:style-name="T55">70</text:span><text:span text:style-name="T50">, </text:span><text:span text:style-name="T55">1</text:span><text:span text:style-name="T50">, </text:span><text:span text:style-name="T55">29</text:span><text:span text:style-name="T50">]]</text:span></text:p>
      <text:p text:style-name="P21">אז הפלט הוא (בקירוב):</text:p>
      <text:p text:style-name="P20"><text:span text:style-name="T50">Agent #1 gets 0.</text:span><text:span text:style-name="T56">47</text:span><text:span text:style-name="T50"> of resource #1, 1.0 of resource #2, and 0.0 </text:span><text:span text:style-name="T57">of</text:span><text:span text:style-name="T50"> resource #3.</text:span></text:p>
      <text:p text:style-name="P22"><text:soft-page-break/><text:span text:style-name="T50">Agent #2 gets 0.</text:span><text:span text:style-name="T58">53</text:span><text:span text:style-name="T50"> of resource #1, 0.0 of resource #2, and 1.0 of resource #3.</text:span></text:p>
      <text:p text:style-name="P23"/>
      <text:p text:style-name="P24"/>
      <text:p text:style-name="P25"><text:span text:style-name="T59">* </text:span>ב. הרחיבו את הפונקציה כך שתחשב חלוקה לקסימין-אגליטרית, בעזרת האלגוריתם שנלמד בשיעור.</text:p>
      <text:p text:style-name="P24"/>
      <text:p text:style-name="P26">בשני הסעיפים, יש לכתוב <text:span text:style-name="T60">דוקטסט (doctest) לפונקציה שלכם, כדי להדגים ולבדוק את פעולתה. </text:span>יש להעלות את הפתרון לגיטהאב שלכם ולהגיש במוודל קישור <text:span text:style-name="T61">לגיטהאב</text:span>. </text:p>
      <text:p text:style-name="P25"/>
      <text:p text:style-name="P27"><text:span text:style-name="T4">שאלה </text:span><text:span text:style-name="T62">4</text:span><text:span text:style-name="T6">: </text:span><text:span text:style-name="T62">הכפלה בקבוע</text:span></text:p>
      <text:p text:style-name="P28">רצינו לחלק משאבים בין אנשים, ולשם כך שאלנו אותם מה הערכים שלהם לכל משאב. אבל שכחנו להגיד להם באיזה מטבע לדווח. כתוצאה מכך, חלק מהאנשים דיווחו ערך בשקלים, חלק בדולרים, חלק באגורות וכו’.</text:p>
      <text:p text:style-name="P28"/>
      <text:p text:style-name="P28">א. הראו, שהחלוקה היעילה-אוטיליטרית תלויה במטבע – אם מישהו מדווח על הערכים שלו במטבע אחר, החלוקה האוטיליטרית עלולה להשתנות.</text:p>
      <text:p text:style-name="P28"/>
      <text:p text:style-name="P28">ב. הראו, שהחלוקה הלקסימין-אגליטרית תלויה במטבע – אם מישהו מדווח על הערכים שלו במטבע אחר, החלוקה האוטיליטרית עלולה להשתנות.</text:p>
      <text:p text:style-name="P28"/>
      <text:p text:style-name="P28">ג. הוכיחו, שהחלוקה היעילה-נאש <text:span text:style-name="T48">אינה </text:span><text:span text:style-name="T48">תלויה </text:span>במטבע – גם אם מישהו (או אפילו כמה אנשים יחד) מדווח על הערכים שלו במטבע אחר כלשהו, החלוקה היעילה-נאש לא משתנה.</text:p>
      <text:p text:style-name="P28"/>
      <text:p text:style-name="P28"/>
      <text:p text:style-name="P29"><text:span text:style-name="T63">* </text:span><text:span text:style-name="T4">שאלה </text:span><text:span text:style-name="T64">5</text:span><text:span text:style-name="T6">: </text:span><text:span text:style-name="T16">חלוקת </text:span><text:span text:style-name="T65">יעילה </text:span><text:span text:style-name="T66">וללא-קנאה עם זכויות שונות</text:span></text:p>
      <text:p text:style-name="P30"><text:span text:style-name="T67">נתונים </text:span><text:span text:style-name="T68">n שותפים, שלכל אחד מהם יש חלק אחר </text:span><text:span text:style-name="T69">ברכוש המשותף</text:span><text:span text:style-name="T68">: לאדם i יש חלק t</text:span><text:span text:style-name="T70">i</text:span><text:span text:style-name="T68">, כאשר הסכום של כל ה- </text:span><text:span text:style-name="T71">t</text:span><text:span text:style-name="T70">i</text:span><text:span text:style-name="T68"> הוא 1. </text:span></text:p>
      <text:p text:style-name="P30"><text:span text:style-name="T72">א</text:span><text:span text:style-name="T73">. </text:span><text:span text:style-name="T74">תנו הגדרה הגיונית למושג "</text:span><text:span text:style-name="T73">חלוקה </text:span><text:span text:style-name="T75">ללא קנאה</text:span><text:span text:style-name="T73">" </text:span><text:span text:style-name="T74">במצב זה, בעזרת הפונקציה </text:span><text:span text:style-name="T76">V</text:span><text:span text:style-name="T77">i</text:span><text:span text:style-name="T78"> </text:span><text:span text:style-name="T74">(פונקציית הערך של שחקן </text:span><text:span text:style-name="T76">i</text:span><text:span text:style-name="T74">), ובעזרת הפרמטרים </text:span><text:span text:style-name="T71">t</text:span><text:span text:style-name="T70">i</text:span><text:span text:style-name="T79">.</text:span></text:p>
      <text:p text:style-name="P31"><text:span text:style-name="T80">ב</text:span><text:span text:style-name="T73">. </text:span><text:span text:style-name="T81">הוכיחו, שמיקסום הסכום המשוקלל של הלוגריתמים, כאשר המשקלים הם הזכויות </text:span><text:span text:style-name="T68">t</text:span><text:span text:style-name="T70">i</text:span><text:span text:style-name="T81">, נותן חלוקה יעילה-פארטו וללא-קנאה בהתאם להגדרה של סעיף א.</text:span></text:p>
      <text:p text:style-name="P32"><text:span text:style-name="T82"/></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estion" style:family="paragraph" style:parent-style-name="Standard" style:default-outline-level="">
      <loext:graphic-properties draw:fill="solid" draw:fill-color="#fbe4d5"/>
      <style:paragraph-properties fo:margin-top="0in" fo:margin-bottom="0.1in" style:contextual-spacing="false" fo:background-color="#fbe4d5" fo:padding="0.0138in" fo:border="0.51pt dotted #000000"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8.2.2$Windows_X86_64 LibreOffice_project/d401f2107ccab8f924a8e2df40f573aab7605b6f</meta:generator>
    <dc:date>2025-11-03T21:11:15.740256200</dc:date>
    <meta:editing-duration>P11DT22H35M8S</meta:editing-duration>
    <meta:editing-cycles>1528</meta:editing-cycles>
    <meta:document-statistic meta:table-count="0" meta:image-count="0" meta:object-count="0" meta:page-count="2" meta:paragraph-count="39" meta:word-count="548" meta:character-count="3131" meta:non-whitespace-character-count="2602"/>
  </office:meta>
</office:document-meta>
</file>